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2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9456" calcext:value-type="float">
            <text:p>230.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93656" calcext:value-type="float">
            <text:p>223.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5304" calcext:value-type="float">
            <text:p>226.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20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1712" calcext:value-type="float">
            <text:p>228.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88728" calcext:value-type="float">
            <text:p>225.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8144" calcext:value-type="float">
            <text:p>224.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516" calcext:value-type="float">
            <text:p>222.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432" calcext:value-type="float">
            <text:p>225.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448" calcext:value-type="float">
            <text:p>222.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3448" calcext:value-type="float">
            <text:p>222.5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128" calcext:value-type="float">
            <text:p>219.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40672" calcext:value-type="float">
            <text:p>221.4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25432" calcext:value-type="float">
            <text:p>221.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1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656" calcext:value-type="float">
            <text:p>220.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16288" calcext:value-type="float">
            <text:p>221.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0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12" calcext:value-type="float">
            <text:p>219.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0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52864" calcext:value-type="float">
            <text:p>221.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200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84512" calcext:value-type="float">
            <text:p>223.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199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576" calcext:value-type="float">
            <text:p>213.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198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00114014001</text:p>
          </table:table-cell>
          <table:table-cell office:value-type="string" calcext:value-type="string">
            <text:p>198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96" calcext:value-type="float">
            <text:p>202.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